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2447a" officeooo:paragraph-rsid="0002447a"/>
    </style:style>
    <style:style style:name="P2" style:family="paragraph" style:parent-style-name="Standard">
      <style:text-properties fo:font-weight="bold" officeooo:rsid="0002eb0b" officeooo:paragraph-rsid="0002eb0b" style:font-weight-asian="bold" style:font-weight-complex="bold"/>
    </style:style>
    <style:style style:name="P3" style:family="paragraph" style:parent-style-name="Standard">
      <style:text-properties fo:font-weight="bold" officeooo:rsid="0007268b" officeooo:paragraph-rsid="0007268b" style:font-weight-asian="bold" style:font-weight-complex="bold"/>
    </style:style>
    <style:style style:name="P4" style:family="paragraph" style:parent-style-name="Standard">
      <style:text-properties fo:font-weight="bold" officeooo:rsid="00072f1a" officeooo:paragraph-rsid="00072f1a" style:font-weight-asian="bold" style:font-weight-complex="bold"/>
    </style:style>
    <style:style style:name="P5" style:family="paragraph" style:parent-style-name="Standard">
      <style:text-properties fo:font-weight="normal" officeooo:rsid="0002eb0b" officeooo:paragraph-rsid="0002eb0b" style:font-weight-asian="normal" style:font-weight-complex="normal"/>
    </style:style>
    <style:style style:name="P6" style:family="paragraph" style:parent-style-name="Standard">
      <style:text-properties fo:font-weight="normal" officeooo:rsid="0002eb0b" officeooo:paragraph-rsid="000488fc" style:font-weight-asian="normal" style:font-weight-complex="normal"/>
    </style:style>
    <style:style style:name="P7" style:family="paragraph" style:parent-style-name="Standard">
      <style:text-properties fo:font-weight="normal" officeooo:rsid="0002eb0b" officeooo:paragraph-rsid="0007268b" style:font-weight-asian="normal" style:font-weight-complex="normal"/>
    </style:style>
    <style:style style:name="P8" style:family="paragraph" style:parent-style-name="Standard">
      <style:text-properties fo:font-weight="normal" officeooo:rsid="0007268b" officeooo:paragraph-rsid="00072f1a" style:font-weight-asian="normal" style:font-weight-complex="normal"/>
    </style:style>
    <style:style style:name="P9" style:family="paragraph" style:parent-style-name="Standard">
      <style:text-properties fo:font-weight="normal" officeooo:rsid="00072f1a" officeooo:paragraph-rsid="00072f1a" style:font-weight-asian="normal" style:font-weight-complex="normal"/>
    </style:style>
    <style:style style:name="T1" style:family="text">
      <style:text-properties style:text-position="super 58%"/>
    </style:style>
    <style:style style:name="T2" style:family="text">
      <style:text-properties style:text-position="super 58%" officeooo:rsid="000488fc"/>
    </style:style>
    <style:style style:name="T3" style:family="text">
      <style:text-properties style:text-position="super 58%" officeooo:rsid="000626ff"/>
    </style:style>
    <style:style style:name="T4" style:family="text">
      <style:text-properties style:text-position="super 58%" officeooo:rsid="00072f1a"/>
    </style:style>
    <style:style style:name="T5" style:family="text">
      <style:text-properties style:text-position="super 58%" officeooo:rsid="0007268b"/>
    </style:style>
    <style:style style:name="T6" style:family="text">
      <style:text-properties style:text-position="0% 100%"/>
    </style:style>
    <style:style style:name="T7" style:family="text">
      <style:text-properties style:text-position="0% 100%" officeooo:rsid="000488fc"/>
    </style:style>
    <style:style style:name="T8" style:family="text">
      <style:text-properties style:text-position="0% 100%" officeooo:rsid="000626ff"/>
    </style:style>
    <style:style style:name="T9" style:family="text">
      <style:text-properties style:text-position="0% 100%" officeooo:rsid="0007268b"/>
    </style:style>
    <style:style style:name="T10" style:family="text">
      <style:text-properties style:text-position="0% 100%" officeooo:rsid="00072f1a"/>
    </style:style>
    <style:style style:name="T11" style:family="text">
      <style:text-properties style:text-position="sub 58%" officeooo:rsid="000488fc"/>
    </style:style>
    <style:style style:name="T12" style:family="text">
      <style:text-properties style:text-position="sub 58%" officeooo:rsid="000626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la y bienvenido en esta ocasión hablaremos sobre un tema bastante simple pero que es muy importante ya que se nos presentara en diversas ocasiones, y se trata de hacer operaciones aritméticas con expresiones racionales, la aritmética es una rama de las matemáticas que se ocupa del estudio de los números, expresiones algebraicas, las operaciones que pueden realizarse con ellas y sus propiedades elementales, esa es la definición de diccionario, pero lo que no interesa saber es que sus operaciones básicas son la suma la resta la multiplicación y la división, y recordando una expresión racional es una expresión algebraica con esta forma P(X)/Q(X) donde P(x) y Q(x) son polinomios y Q(x) es distinto de cero, y veamos primeramente un concepto nuevo llamado dominio de una expresión racional, este termino se usa para definir un conjunto, y ese conjunto contenga a todos los números reales, excepto aquellos en los que el denominador será igual a cero. Expresado en forma matemática, </text:p>
      <text:p text:style-name="P1"/>
      <text:p text:style-name="P1"><text:tab/><text:tab/><text:tab/><text:tab/><text:tab/>dominio de P(x)/Q(x)={x pertenece a R, Q(x) distinto 0}</text:p>
      <text:p text:style-name="P1">veamos pues algunos ejemplos </text:p>
      <text:p text:style-name="P1"/>
      <text:p text:style-name="P1">2x<text:span text:style-name="T1">2</text:span><text:span text:style-name="T6">-x-1/x</text:span><text:span text:style-name="T1">2</text:span><text:span text:style-name="T6">-1 <text:s text:c="23"/>x=+-1 <text:s text:c="10"/>Dominio={x pertenece a R, x distinto de +-1}</text:span></text:p>
      <text:p text:style-name="P1"><text:span text:style-name="T6">x</text:span><text:span text:style-name="T1">2</text:span><text:span text:style-name="T6">-5xy+y</text:span><text:span text:style-name="T1">2</text:span><text:span text:style-name="T6">/y-x</text:span><text:span text:style-name="T1">3 <text:s text:c="29"/></text:span><text:span text:style-name="T6">y=x</text:span><text:span text:style-name="T1">3</text:span><text:span text:style-name="T6"> <text:s text:c="15"/>Dominio={x pertenece a R, x</text:span><text:span text:style-name="T1">3</text:span><text:span text:style-name="T6"> distinto de y}</text:span></text:p>
      <text:p text:style-name="P1"><text:span text:style-name="T6">8-2x/x</text:span><text:span text:style-name="T1">2</text:span><text:span text:style-name="T6">-x-12 <text:s text:c="22"/>x=-3,x=4 <text:s text:c="6"/>Dominio={x pertenece a R, x distinto de -3 o x distinto de 4}</text:span></text:p>
      <text:p text:style-name="P1"><text:span text:style-name="T6"/></text:p>
      <text:p text:style-name="P5"><text:span text:style-name="T6">dicho esto veamos que podemos representar los dominios de una manera grafica, en un eje de coordenadas, de manera que tengamos dos ejes uno para representar todos los posibles valores de x y otro para representar los valores que resultan al sustituir dichos valores en la expresión racional, veamos algunos ejemplos, tomemos la expresión 3x-5/(x-2)(x+2) y veamos que puede tener valores en todos los números reales menos en x=+-2 </text:span><text:span text:style-name="T7">así</text:span><text:span text:style-name="T6"> representaremos los valores de sustituir x y resolver la expresión con el eje y es decir y = 3x-5/(x-2)(x+2) y veremos que su grafica tiene la siguiente forma</text:span></text:p>
      <text:p text:style-name="P2"><text:span text:style-name="T6"/></text:p>
      <text:p text:style-name="P2"><text:span text:style-name="T6">NECESITO PONER LA GRAFICA AQUI</text:span></text:p>
      <text:p text:style-name="P2"><text:span text:style-name="T6"/></text:p>
      <text:p text:style-name="P6"><text:span text:style-name="T6">nota como los puntos que no pertenecen al dominio es decir donde la </text:span><text:span text:style-name="T7">expresión</text:span><text:span text:style-name="T6"> no esta definida, solo se acercan a esos puntos pero nunca pasa por </text:span><text:span text:style-name="T7">allí</text:span><text:span text:style-name="T6">, a esto se le llama </text:span><text:span text:style-name="T7">asíntota</text:span><text:span text:style-name="T6"> </text:span><text:span text:style-name="T7">vertical, y por supuesto existen las asíntotas horizontales, ¿Cómo encontrar estas asíntotas horizontales? En realidad es muy sencillo hay un criterio, a seguir teniendo P(x)/Q(x) como expresiones de polinomios, así:</text:span></text:p>
      <text:p text:style-name="P6"><text:span text:style-name="T7"/></text:p>
      <text:p text:style-name="P7"><text:span text:style-name="T7">a</text:span><text:span text:style-name="T11">n</text:span><text:span text:style-name="T7">x</text:span><text:span text:style-name="T2">n</text:span><text:span text:style-name="T7">+...+a</text:span><text:span text:style-name="T11">1</text:span><text:span text:style-name="T7">x+a</text:span><text:span text:style-name="T11">0</text:span><text:span text:style-name="T7">/b</text:span><text:span text:style-name="T12">m</text:span><text:span text:style-name="T7">x</text:span><text:span text:style-name="T3">m</text:span><text:span text:style-name="T7">+...+b</text:span><text:span text:style-name="T11">1</text:span><text:span text:style-name="T7">x+b</text:span><text:span text:style-name="T11">0</text:span><text:span text:style-name="T7">, si n&gt;m no hay asíntota horizontal si n=m la asíntota horizontal estará en el punto y que sea igual a a</text:span><text:span text:style-name="T11">n</text:span><text:span text:style-name="T7">/b</text:span><text:span text:style-name="T12">m</text:span><text:span text:style-name="T7"> y si n&lt;m el eje x sera la asíntota horizontal </text:span><text:span text:style-name="T8">esto parece un poco confuso, veremos ejemplos para que quede claro pero antes me gustaría explicar el porque esto es así. Entiendan la asíntota como un valor que nunca <text:s/>se puede producir, al dividir P(x)/Q(x) entonces teniendo </text:span><text:span text:style-name="T9">si P(x) es de grado mayor a Q(x) es decir n&gt;m y lo dividimos recordando la lección de división de polinomios nos dará un coeficiente y un residuo de esta forma </text:span><text:span text:style-name="T8">P(x)/Q(x)</text:span><text:span text:style-name="T9">=C(x)+R(x)/Q(x) en este caso el coeficiente va a contener una alguna x y por lo tanto siempre podremos darle valores a x y obtendremos un valor de y, </text:span></text:p>
      <text:p text:style-name="P6"><text:span text:style-name="T9"/></text:p>
      <text:p text:style-name="P8"><text:span text:style-name="T6">por ejemplo tomemos 3x</text:span><text:span text:style-name="T1">3</text:span><text:span text:style-name="T6">+1/x</text:span><text:span text:style-name="T1">2</text:span><text:span text:style-name="T6">-25 <text:s/>dividiendo obtendremos 3x+75x+1/x</text:span><text:span text:style-name="T1">2</text:span><text:span text:style-name="T6">-25 si se fijan vamos a tener siempre un resultado sin importar que valor tenga x, que no es el caso si los polinomios son del mismo grado o bien n=m tomando un ejemplo similar <text:s/>3x</text:span><text:span text:style-name="T1">2</text:span><text:span text:style-name="T6">+1/x</text:span><text:span text:style-name="T1">2</text:span><text:span text:style-name="T6">-25 nos dará 3+75/x</text:span><text:span text:style-name="T1">2</text:span><text:span text:style-name="T6">-25 y noten como el hecho de que el 3 sea un coeficiente independiente o solo al que se le esta sumando algebraica mente un valor no importa que tan pequeño sea este valor no va a ser cero </text:span><text:span text:style-name="T10">por lo tanto el resultado jamas podrá ser 3 siempre sera 3 más o menos un valor, allí esta la asíntota horizontal, y por ultimo el caso en el que n&lt;m pasara algo similar tomemos 3x+1/x</text:span><text:span text:style-name="T4">2</text:span><text:span text:style-name="T10">-25 esto dará 0+3x+1/ x</text:span><text:span text:style-name="T4">2</text:span><text:span text:style-name="T10">-25 que como en el caso contrario no puede ser 0 siempre se le sumara o restara un valor, y por lo tanto allí estará la asíntota horizontal.</text:span></text:p>
      <text:p text:style-name="P3"><text:soft-page-break/><text:span text:style-name="T6">HACER LA DIVISIÓN LARGA EN TODOS ESTOS CASOS</text:span></text:p>
      <text:p text:style-name="P3"><text:span text:style-name="T6"/></text:p>
      <text:p text:style-name="P9"><text:span text:style-name="T6">para finalizar esta lección veamos algunos ejemplos de asíntotas horizontales <text:s/></text:span><text:span text:style-name="T9">3x</text:span><text:span text:style-name="T5">2</text:span><text:span text:style-name="T9">+1/x</text:span><text:span text:style-name="T5">2</text:span><text:span text:style-name="T9">-25 </text:span><text:span text:style-name="T6">la expresión racional que ya había mencionado se vería así </text:span></text:p>
      <text:p text:style-name="P9"><text:span text:style-name="T6"/></text:p>
      <text:p text:style-name="P4"><text:span text:style-name="T6">PONER LA GRAFICA</text:span></text:p>
      <text:p text:style-name="P4"><text:span text:style-name="T6"/></text:p>
      <text:p text:style-name="P9"><text:span text:style-name="T6">y un caso con una asíntota horizontal en el eje x y asíntotas verticales x-3/x</text:span><text:span text:style-name="T1">2</text:span><text:span text:style-name="T6">-7x+12 </text:span></text:p>
      <text:p text:style-name="P9"><text:span text:style-name="T6"/></text:p>
      <text:p text:style-name="P4"><text:span text:style-name="T6">PONER LA GRAFICA</text:span></text:p>
      <text:p text:style-name="P4"><text:span text:style-name="T6"/></text:p>
      <text:p text:style-name="P9"><text:span text:style-name="T6">noten que en este caso muy particular donde la grafica no esta definida en el punto x=4 y x=3 sin embargo inmediatamente después si esta definida por lo que en este caso la asíntota se representa con un punto, una intervención que nos dice este punto no pertenece al dominio, pero como se puede ver la grafica atraviesa dicho punto, es un caso interesante y peculiar, si algo no quedo muy claro no se preocupen puesto que en un par de lecciones veremos más a fondo el como graficar expresiones de todo tipo, y seguramente se les aclararan muchas duda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7T18:16:57</meta:creation-date>
    <dc:date>2019-05-17T19:42:39.853000000</dc:date>
    <meta:editing-duration>PT11M</meta:editing-duration>
    <meta:editing-cycles>1</meta:editing-cycles>
    <meta:document-statistic meta:table-count="0" meta:image-count="0" meta:object-count="0" meta:page-count="2" meta:paragraph-count="17" meta:word-count="803" meta:character-count="4817" meta:non-whitespace-character-count="3911"/>
    <meta:generator>LibreOffice/6.1.1.2$Windows_X86_64 LibreOffice_project/5d19a1bfa650b796764388cd8b33a5af1f5baa1b</meta:generator>
  </office:meta>
</office:document-meta>
</file>